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, 'Courier New', monosp" svg:font-family="Consolas, 'Courier New', monosp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3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5" style:parent-style-name="DefaultParagraphFont" style:family="text">
      <style:text-properties style:font-name="Consolas, 'Courier New', monosp" fo:color="#5CA154" fo:font-size="10.5pt" style:font-size-asian="10.5pt" fo:background-color="#FFFFFE"/>
    </style:style>
    <style:style style:name="P6" style:parent-style-name="Standard" style:family="paragraph">
      <style:paragraph-properties style:line-height-at-least="0.2291in"/>
    </style:style>
    <style:style style:name="T7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8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10" style:parent-style-name="DefaultParagraphFont" style:family="text">
      <style:text-properties style:font-name="Consolas, 'Courier New', monosp" fo:color="#5CA154" fo:font-size="10.5pt" style:font-size-asian="10.5pt" fo:background-color="#FFFFFE"/>
    </style:style>
    <style:style style:name="P11" style:parent-style-name="Standard" style:family="paragraph">
      <style:paragraph-properties style:line-height-at-least="0.2291in"/>
    </style:style>
    <style:style style:name="T12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13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1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15" style:parent-style-name="DefaultParagraphFont" style:family="text">
      <style:text-properties style:font-name="Consolas, 'Courier New', monosp" fo:color="#5CA154" fo:font-size="10.5pt" style:font-size-asian="10.5pt" fo:background-color="#FFFFFE"/>
    </style:style>
    <style:style style:name="P16" style:parent-style-name="Standard" style:family="paragraph">
      <style:paragraph-properties style:line-height-at-least="0.2291in"/>
    </style:style>
    <style:style style:name="P17" style:parent-style-name="Standard" style:family="paragraph">
      <style:paragraph-properties style:line-height-at-least="0.2291in"/>
    </style:style>
    <style:style style:name="T18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1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0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2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22" style:parent-style-name="Standard" style:family="paragraph">
      <style:paragraph-properties style:line-height-at-least="0.2291in"/>
    </style:style>
    <style:style style:name="P23" style:parent-style-name="Standard" style:family="paragraph">
      <style:paragraph-properties style:line-height-at-least="0.2291in"/>
    </style:style>
    <style:style style:name="T24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25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6" style:parent-style-name="DefaultParagraphFont" style:family="text">
      <style:text-properties style:font-name="Consolas, 'Courier New', monosp" fo:color="#CC9E00" fo:font-size="10.5pt" style:font-size-asian="10.5pt" fo:background-color="#FFFFFE"/>
    </style:style>
    <style:style style:name="T27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28" style:parent-style-name="Standard" style:family="paragraph">
      <style:paragraph-properties style:line-height-at-least="0.2291in"/>
    </style:style>
    <style:style style:name="T29" style:parent-style-name="DefaultParagraphFont" style:family="text">
      <style:text-properties fo:color="#545454" fo:background-color="#FFFFFE"/>
    </style:style>
    <style:style style:name="T30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31" style:parent-style-name="Standard" style:family="paragraph">
      <style:paragraph-properties style:line-height-at-least="0.2291in"/>
    </style:style>
    <style:style style:name="T32" style:parent-style-name="DefaultParagraphFont" style:family="text">
      <style:text-properties fo:color="#545454" fo:background-color="#FFFFFE"/>
    </style:style>
    <style:style style:name="T33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34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35" style:parent-style-name="DefaultParagraphFont" style:family="text">
      <style:text-properties style:font-name="Consolas, 'Courier New', monosp" fo:color="#5CA154" fo:font-size="10.5pt" style:font-size-asian="10.5pt" fo:background-color="#FFFFFE"/>
    </style:style>
    <style:style style:name="T3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37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38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39" style:parent-style-name="Standard" style:family="paragraph">
      <style:paragraph-properties style:line-height-at-least="0.2291in"/>
    </style:style>
    <style:style style:name="T40" style:parent-style-name="DefaultParagraphFont" style:family="text">
      <style:text-properties fo:color="#545454" fo:background-color="#FFFFFE"/>
    </style:style>
    <style:style style:name="T4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2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43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4" style:parent-style-name="DefaultParagraphFont" style:family="text">
      <style:text-properties style:font-name="Consolas, 'Courier New', monosp" fo:color="#5CA154" fo:font-size="10.5pt" style:font-size-asian="10.5pt" fo:background-color="#FFFFFE"/>
    </style:style>
    <style:style style:name="T45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6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47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48" style:parent-style-name="Standard" style:family="paragraph">
      <style:paragraph-properties style:line-height-at-least="0.2291in"/>
    </style:style>
    <style:style style:name="T49" style:parent-style-name="DefaultParagraphFont" style:family="text">
      <style:text-properties fo:color="#545454" fo:background-color="#FFFFFE"/>
    </style:style>
    <style:style style:name="T50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51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52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53" style:parent-style-name="Standard" style:family="paragraph">
      <style:paragraph-properties style:line-height-at-least="0.2291in"/>
    </style:style>
    <style:style style:name="T54" style:parent-style-name="DefaultParagraphFont" style:family="text">
      <style:text-properties fo:color="#545454" fo:background-color="#FFFFFE"/>
    </style:style>
    <style:style style:name="T55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56" style:parent-style-name="Standard" style:family="paragraph">
      <style:paragraph-properties style:line-height-at-least="0.2291in"/>
    </style:style>
    <style:style style:name="T57" style:parent-style-name="DefaultParagraphFont" style:family="text">
      <style:text-properties fo:color="#545454" fo:background-color="#FFFFFE"/>
    </style:style>
    <style:style style:name="T58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59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60" style:parent-style-name="DefaultParagraphFont" style:family="text">
      <style:text-properties style:font-name="Consolas, 'Courier New', monosp" fo:color="#CC9E00" fo:font-size="10.5pt" style:font-size-asian="10.5pt" fo:background-color="#FFFFFE"/>
    </style:style>
    <style:style style:name="T6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62" style:parent-style-name="Standard" style:family="paragraph">
      <style:paragraph-properties style:line-height-at-least="0.2291in"/>
    </style:style>
    <style:style style:name="T63" style:parent-style-name="DefaultParagraphFont" style:family="text">
      <style:text-properties fo:color="#545454" fo:background-color="#FFFFFE"/>
    </style:style>
    <style:style style:name="T64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65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66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67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68" style:parent-style-name="Standard" style:family="paragraph">
      <style:paragraph-properties style:line-height-at-least="0.2291in"/>
      <style:text-properties style:font-name="Consolas, 'Courier New', monosp" fo:color="#545454" fo:font-size="10.5pt" style:font-size-asian="10.5pt" fo:background-color="#FFFFFE"/>
    </style:style>
    <style:style style:name="T6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70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7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72" style:parent-style-name="DefaultParagraphFont" style:family="text">
      <style:text-properties style:font-name="Consolas, 'Courier New', monosp" fo:color="#5CA154" fo:font-size="10.5pt" style:font-size-asian="10.5pt" fo:background-color="#FFFFFE"/>
    </style:style>
    <style:style style:name="P73" style:parent-style-name="Standard" style:family="paragraph">
      <style:paragraph-properties style:line-height-at-least="0.2291in"/>
    </style:style>
    <style:style style:name="T7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75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7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77" style:parent-style-name="DefaultParagraphFont" style:family="text">
      <style:text-properties style:font-name="Consolas, 'Courier New', monosp" fo:color="#5CA154" fo:font-size="10.5pt" style:font-size-asian="10.5pt" fo:background-color="#FFFFFE"/>
    </style:style>
    <style:style style:name="P78" style:parent-style-name="Standard" style:family="paragraph">
      <style:paragraph-properties style:line-height-at-least="0.2291in"/>
    </style:style>
    <style:style style:name="P79" style:parent-style-name="Standard" style:family="paragraph">
      <style:paragraph-properties style:line-height-at-least="0.2291in"/>
      <style:text-properties style:font-name="Consolas, 'Courier New', monosp" fo:color="#545454" fo:font-size="10.5pt" style:font-size-asian="10.5pt" fo:background-color="#FFFFFE"/>
    </style:style>
    <style:style style:name="P80" style:parent-style-name="Standard" style:family="paragraph">
      <style:paragraph-properties style:line-height-at-least="0.2291in"/>
    </style:style>
    <style:style style:name="T81" style:parent-style-name="DefaultParagraphFont" style:family="text">
      <style:text-properties fo:color="#545454" fo:background-color="#FFFFFE"/>
    </style:style>
    <style:style style:name="T82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83" style:parent-style-name="Standard" style:family="paragraph">
      <style:paragraph-properties style:line-height-at-least="0.2291in"/>
    </style:style>
    <style:style style:name="T84" style:parent-style-name="DefaultParagraphFont" style:family="text">
      <style:text-properties fo:color="#545454" fo:background-color="#FFFFFE"/>
    </style:style>
    <style:style style:name="T85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8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87" style:parent-style-name="Standard" style:family="paragraph">
      <style:paragraph-properties style:line-height-at-least="0.2291in"/>
    </style:style>
    <style:style style:name="T88" style:parent-style-name="DefaultParagraphFont" style:family="text">
      <style:text-properties fo:color="#545454" fo:background-color="#FFFFFE"/>
    </style:style>
    <style:style style:name="T89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90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91" style:parent-style-name="Standard" style:family="paragraph">
      <style:paragraph-properties style:line-height-at-least="0.2291in"/>
    </style:style>
    <style:style style:name="T92" style:parent-style-name="DefaultParagraphFont" style:family="text">
      <style:text-properties fo:color="#545454" fo:background-color="#FFFFFE"/>
    </style:style>
    <style:style style:name="T93" style:parent-style-name="DefaultParagraphFont" style:family="text">
      <style:text-properties style:font-name="Consolas, 'Courier New', monosp" fo:color="#CC9E00" fo:font-size="10.5pt" style:font-size-asian="10.5pt" fo:background-color="#FFFFFE"/>
    </style:style>
    <style:style style:name="T9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95" style:parent-style-name="Standard" style:family="paragraph">
      <style:paragraph-properties style:line-height-at-least="0.2291in"/>
    </style:style>
    <style:style style:name="T96" style:parent-style-name="DefaultParagraphFont" style:family="text">
      <style:text-properties fo:color="#545454" fo:background-color="#FFFFFE"/>
    </style:style>
    <style:style style:name="T97" style:parent-style-name="DefaultParagraphFont" style:family="text">
      <style:text-properties style:font-name="Consolas, 'Courier New', monosp" fo:color="#CC9E00" fo:font-size="10.5pt" style:font-size-asian="10.5pt" fo:background-color="#FFFFFE"/>
    </style:style>
    <style:style style:name="T98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99" style:parent-style-name="Standard" style:family="paragraph">
      <style:paragraph-properties style:line-height-at-least="0.2291in"/>
    </style:style>
    <style:style style:name="P100" style:parent-style-name="Standard" style:family="paragraph">
      <style:paragraph-properties style:line-height-at-least="0.2291in"/>
    </style:style>
    <style:style style:name="T101" style:parent-style-name="DefaultParagraphFont" style:family="text">
      <style:text-properties fo:color="#545454" fo:background-color="#FFFFFE"/>
    </style:style>
    <style:style style:name="T102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103" style:parent-style-name="Standard" style:family="paragraph">
      <style:paragraph-properties style:line-height-at-least="0.2291in"/>
    </style:style>
    <style:style style:name="T104" style:parent-style-name="DefaultParagraphFont" style:family="text">
      <style:text-properties fo:color="#545454" fo:background-color="#FFFFFE"/>
    </style:style>
    <style:style style:name="T105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10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107" style:parent-style-name="Standard" style:family="paragraph">
      <style:paragraph-properties style:line-height-at-least="0.2291in"/>
    </style:style>
    <style:style style:name="T108" style:parent-style-name="DefaultParagraphFont" style:family="text">
      <style:text-properties fo:color="#545454" fo:background-color="#FFFFFE"/>
    </style:style>
    <style:style style:name="T109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110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111" style:parent-style-name="Standard" style:family="paragraph">
      <style:paragraph-properties style:line-height-at-least="0.2291in"/>
    </style:style>
    <style:style style:name="T112" style:parent-style-name="DefaultParagraphFont" style:family="text">
      <style:text-properties fo:color="#545454" fo:background-color="#FFFFFE"/>
    </style:style>
    <style:style style:name="T113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11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115" style:parent-style-name="Standard" style:family="paragraph">
      <style:paragraph-properties style:line-height-at-least="0.2291in"/>
    </style:style>
    <style:style style:name="T116" style:parent-style-name="DefaultParagraphFont" style:family="text">
      <style:text-properties fo:color="#545454" fo:background-color="#FFFFFE"/>
    </style:style>
    <style:style style:name="T117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118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119" style:parent-style-name="Standard" style:family="paragraph">
      <style:paragraph-properties style:line-height-at-least="0.2291in"/>
    </style:style>
    <style:style style:name="T120" style:parent-style-name="DefaultParagraphFont" style:family="text">
      <style:text-properties fo:color="#545454" fo:background-color="#FFFFFE"/>
    </style:style>
    <style:style style:name="T121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122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123" style:parent-style-name="Standard" style:family="paragraph">
      <style:paragraph-properties style:line-height-at-least="0.2291in"/>
    </style:style>
    <style:style style:name="T124" style:parent-style-name="DefaultParagraphFont" style:family="text">
      <style:text-properties fo:color="#545454" fo:background-color="#FFFFFE"/>
    </style:style>
    <style:style style:name="T125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12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127" style:parent-style-name="Standard" style:family="paragraph">
      <style:paragraph-properties style:line-height-at-least="0.2291in"/>
    </style:style>
    <style:style style:name="T128" style:parent-style-name="DefaultParagraphFont" style:family="text">
      <style:text-properties fo:color="#545454" fo:background-color="#FFFFFE"/>
    </style:style>
    <style:style style:name="T129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130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131" style:parent-style-name="Standard" style:family="paragraph">
      <style:paragraph-properties style:line-height-at-least="0.2291in"/>
      <style:text-properties style:font-name="Consolas, 'Courier New', monosp" fo:color="#545454" fo:font-size="10.5pt" style:font-size-asian="10.5pt" fo:background-color="#FFFFFE"/>
    </style:style>
    <style:style style:name="T132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133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13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135" style:parent-style-name="DefaultParagraphFont" style:family="text">
      <style:text-properties style:font-name="Consolas, 'Courier New', monosp" fo:color="#5CA154" fo:font-size="10.5pt" style:font-size-asian="10.5pt" fo:background-color="#FFFFFE"/>
    </style:style>
    <style:style style:name="P136" style:parent-style-name="Standard" style:family="paragraph">
      <style:paragraph-properties style:line-height-at-least="0.2291in"/>
    </style:style>
    <style:style style:name="T137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138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13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140" style:parent-style-name="DefaultParagraphFont" style:family="text">
      <style:text-properties style:font-name="Consolas, 'Courier New', monosp" fo:color="#5CA154" fo:font-size="10.5pt" style:font-size-asian="10.5pt" fo:background-color="#FFFFFE"/>
    </style:style>
    <style:style style:name="P141" style:parent-style-name="Standard" style:family="paragraph">
      <style:paragraph-properties style:line-height-at-least="0.2291in"/>
    </style:style>
    <style:style style:name="T142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143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14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145" style:parent-style-name="DefaultParagraphFont" style:family="text">
      <style:text-properties style:font-name="Consolas, 'Courier New', monosp" fo:color="#5CA154" fo:font-size="10.5pt" style:font-size-asian="10.5pt" fo:background-color="#FFFFFE"/>
    </style:style>
    <style:style style:name="P146" style:parent-style-name="Standard" style:family="paragraph">
      <style:paragraph-properties style:line-height-at-least="0.2291in"/>
    </style:style>
    <style:style style:name="P147" style:parent-style-name="Standard" style:family="paragraph">
      <style:paragraph-properties style:line-height-at-least="0.2291in"/>
    </style:style>
    <style:style style:name="T148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14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150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15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152" style:parent-style-name="Standard" style:family="paragraph">
      <style:paragraph-properties style:line-height-at-least="0.2291in"/>
    </style:style>
    <style:style style:name="P153" style:parent-style-name="Standard" style:family="paragraph">
      <style:paragraph-properties style:line-height-at-least="0.2291in"/>
    </style:style>
    <style:style style:name="T154" style:parent-style-name="DefaultParagraphFont" style:family="text">
      <style:text-properties fo:color="#545454" fo:background-color="#FFFFFE"/>
    </style:style>
    <style:style style:name="T155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15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157" style:parent-style-name="DefaultParagraphFont" style:family="text">
      <style:text-properties style:font-name="Consolas, 'Courier New', monosp" fo:color="#CC9E00" fo:font-size="10.5pt" style:font-size-asian="10.5pt" fo:background-color="#FFFFFE"/>
    </style:style>
    <style:style style:name="T158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159" style:parent-style-name="Standard" style:family="paragraph">
      <style:paragraph-properties style:line-height-at-least="0.2291in"/>
    </style:style>
    <style:style style:name="T160" style:parent-style-name="DefaultParagraphFont" style:family="text">
      <style:text-properties fo:color="#545454" fo:background-color="#FFFFFE"/>
    </style:style>
    <style:style style:name="T16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162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163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164" style:parent-style-name="DefaultParagraphFont" style:family="text">
      <style:text-properties style:font-name="Consolas, 'Courier New', monosp" fo:color="#5CA154" fo:font-size="10.5pt" style:font-size-asian="10.5pt" fo:background-color="#FFFFFE"/>
    </style:style>
    <style:style style:name="T165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166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167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168" style:parent-style-name="Standard" style:family="paragraph">
      <style:paragraph-properties style:line-height-at-least="0.2291in"/>
    </style:style>
    <style:style style:name="T169" style:parent-style-name="DefaultParagraphFont" style:family="text">
      <style:text-properties fo:color="#545454" fo:background-color="#FFFFFE"/>
    </style:style>
    <style:style style:name="T170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17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172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173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174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175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176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177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178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17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180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181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182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183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18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185" style:parent-style-name="Standard" style:family="paragraph">
      <style:paragraph-properties style:line-height-at-least="0.2291in"/>
    </style:style>
    <style:style style:name="T186" style:parent-style-name="DefaultParagraphFont" style:family="text">
      <style:text-properties fo:color="#545454" fo:background-color="#FFFFFE"/>
    </style:style>
    <style:style style:name="T187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188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18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190" style:parent-style-name="DefaultParagraphFont" style:family="text">
      <style:text-properties style:font-name="Consolas, 'Courier New', monosp" fo:color="#5CA154" fo:font-size="10.5pt" style:font-size-asian="10.5pt" fo:background-color="#FFFFFE"/>
    </style:style>
    <style:style style:name="T19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192" style:parent-style-name="Standard" style:family="paragraph">
      <style:paragraph-properties style:line-height-at-least="0.2291in"/>
    </style:style>
    <style:style style:name="T193" style:parent-style-name="DefaultParagraphFont" style:family="text">
      <style:text-properties fo:color="#545454" fo:background-color="#FFFFFE"/>
    </style:style>
    <style:style style:name="T194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195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196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197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198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19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00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20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02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203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04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205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20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07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208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209" style:parent-style-name="Standard" style:family="paragraph">
      <style:paragraph-properties style:line-height-at-least="0.2291in"/>
    </style:style>
    <style:style style:name="T210" style:parent-style-name="DefaultParagraphFont" style:family="text">
      <style:text-properties fo:color="#545454" fo:background-color="#FFFFFE"/>
    </style:style>
    <style:style style:name="T21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12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213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14" style:parent-style-name="DefaultParagraphFont" style:family="text">
      <style:text-properties style:font-name="Consolas, 'Courier New', monosp" fo:color="#5CA154" fo:font-size="10.5pt" style:font-size-asian="10.5pt" fo:background-color="#FFFFFE"/>
    </style:style>
    <style:style style:name="T215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216" style:parent-style-name="Standard" style:family="paragraph">
      <style:paragraph-properties style:line-height-at-least="0.2291in"/>
    </style:style>
    <style:style style:name="T217" style:parent-style-name="DefaultParagraphFont" style:family="text">
      <style:text-properties fo:color="#545454" fo:background-color="#FFFFFE"/>
    </style:style>
    <style:style style:name="T218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21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20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22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22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223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24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225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26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227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28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229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230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31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232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233" style:parent-style-name="Standard" style:family="paragraph">
      <style:paragraph-properties style:line-height-at-least="0.2291in"/>
    </style:style>
    <style:style style:name="T234" style:parent-style-name="DefaultParagraphFont" style:family="text">
      <style:text-properties fo:color="#545454" fo:background-color="#FFFFFE"/>
    </style:style>
    <style:style style:name="T235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36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237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38" style:parent-style-name="DefaultParagraphFont" style:family="text">
      <style:text-properties style:font-name="Consolas, 'Courier New', monosp" fo:color="#5CA154" fo:font-size="10.5pt" style:font-size-asian="10.5pt" fo:background-color="#FFFFFE"/>
    </style:style>
    <style:style style:name="T23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240" style:parent-style-name="Standard" style:family="paragraph">
      <style:paragraph-properties style:line-height-at-least="0.2291in"/>
    </style:style>
    <style:style style:name="T241" style:parent-style-name="DefaultParagraphFont" style:family="text">
      <style:text-properties fo:color="#545454" fo:background-color="#FFFFFE"/>
    </style:style>
    <style:style style:name="T242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243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44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245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46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247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48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24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50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25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52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253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25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55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25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257" style:parent-style-name="Standard" style:family="paragraph">
      <style:paragraph-properties style:line-height-at-least="0.2291in"/>
    </style:style>
    <style:style style:name="T258" style:parent-style-name="DefaultParagraphFont" style:family="text">
      <style:text-properties fo:color="#545454" fo:background-color="#FFFFFE"/>
    </style:style>
    <style:style style:name="T25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60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26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62" style:parent-style-name="DefaultParagraphFont" style:family="text">
      <style:text-properties style:font-name="Consolas, 'Courier New', monosp" fo:color="#5CA154" fo:font-size="10.5pt" style:font-size-asian="10.5pt" fo:background-color="#FFFFFE"/>
    </style:style>
    <style:style style:name="T263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264" style:parent-style-name="Standard" style:family="paragraph">
      <style:paragraph-properties style:line-height-at-least="0.2291in"/>
    </style:style>
    <style:style style:name="T265" style:parent-style-name="DefaultParagraphFont" style:family="text">
      <style:text-properties fo:color="#545454" fo:background-color="#FFFFFE"/>
    </style:style>
    <style:style style:name="T266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267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68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26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70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27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72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273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74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275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76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277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278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79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280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281" style:parent-style-name="Standard" style:family="paragraph">
      <style:paragraph-properties style:line-height-at-least="0.2291in"/>
    </style:style>
    <style:style style:name="T282" style:parent-style-name="DefaultParagraphFont" style:family="text">
      <style:text-properties fo:color="#545454" fo:background-color="#FFFFFE"/>
    </style:style>
    <style:style style:name="T283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84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285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86" style:parent-style-name="DefaultParagraphFont" style:family="text">
      <style:text-properties style:font-name="Consolas, 'Courier New', monosp" fo:color="#5CA154" fo:font-size="10.5pt" style:font-size-asian="10.5pt" fo:background-color="#FFFFFE"/>
    </style:style>
    <style:style style:name="T287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288" style:parent-style-name="Standard" style:family="paragraph">
      <style:paragraph-properties style:line-height-at-least="0.2291in"/>
    </style:style>
    <style:style style:name="T289" style:parent-style-name="DefaultParagraphFont" style:family="text">
      <style:text-properties fo:color="#545454" fo:background-color="#FFFFFE"/>
    </style:style>
    <style:style style:name="T290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29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92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293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94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295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96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297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298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29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300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301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302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303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30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305" style:parent-style-name="Standard" style:family="paragraph">
      <style:paragraph-properties style:line-height-at-least="0.2291in"/>
    </style:style>
    <style:style style:name="T306" style:parent-style-name="DefaultParagraphFont" style:family="text">
      <style:text-properties fo:color="#545454" fo:background-color="#FFFFFE"/>
    </style:style>
    <style:style style:name="T307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308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30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310" style:parent-style-name="DefaultParagraphFont" style:family="text">
      <style:text-properties style:font-name="Consolas, 'Courier New', monosp" fo:color="#5CA154" fo:font-size="10.5pt" style:font-size-asian="10.5pt" fo:background-color="#FFFFFE"/>
    </style:style>
    <style:style style:name="T31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312" style:parent-style-name="Standard" style:family="paragraph">
      <style:paragraph-properties style:line-height-at-least="0.2291in"/>
    </style:style>
    <style:style style:name="T313" style:parent-style-name="DefaultParagraphFont" style:family="text">
      <style:text-properties fo:color="#545454" fo:background-color="#FFFFFE"/>
    </style:style>
    <style:style style:name="T314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315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316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317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318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31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320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32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322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323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324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325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32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327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328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329" style:parent-style-name="Standard" style:family="paragraph">
      <style:paragraph-properties style:line-height-at-least="0.2291in"/>
    </style:style>
    <style:style style:name="T330" style:parent-style-name="DefaultParagraphFont" style:family="text">
      <style:text-properties fo:color="#545454" fo:background-color="#FFFFFE"/>
    </style:style>
    <style:style style:name="T33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332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333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334" style:parent-style-name="DefaultParagraphFont" style:family="text">
      <style:text-properties style:font-name="Consolas, 'Courier New', monosp" fo:color="#5CA154" fo:font-size="10.5pt" style:font-size-asian="10.5pt" fo:background-color="#FFFFFE"/>
    </style:style>
    <style:style style:name="T335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336" style:parent-style-name="Standard" style:family="paragraph">
      <style:paragraph-properties style:line-height-at-least="0.2291in"/>
    </style:style>
    <style:style style:name="T337" style:parent-style-name="DefaultParagraphFont" style:family="text">
      <style:text-properties fo:color="#545454" fo:background-color="#FFFFFE"/>
    </style:style>
    <style:style style:name="T338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339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340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341" style:parent-style-name="Standard" style:family="paragraph">
      <style:paragraph-properties style:line-height-at-least="0.2291in"/>
    </style:style>
    <style:style style:name="T342" style:parent-style-name="DefaultParagraphFont" style:family="text">
      <style:text-properties fo:color="#545454" fo:background-color="#FFFFFE"/>
    </style:style>
    <style:style style:name="T343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344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345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346" style:parent-style-name="DefaultParagraphFont" style:family="text">
      <style:text-properties style:font-name="Consolas, 'Courier New', monosp" fo:color="#5CA154" fo:font-size="10.5pt" style:font-size-asian="10.5pt" fo:background-color="#FFFFFE"/>
    </style:style>
    <style:style style:name="T347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348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34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350" style:parent-style-name="Standard" style:family="paragraph">
      <style:paragraph-properties style:line-height-at-least="0.2291in"/>
    </style:style>
    <style:style style:name="T351" style:parent-style-name="DefaultParagraphFont" style:family="text">
      <style:text-properties fo:color="#545454" fo:background-color="#FFFFFE"/>
    </style:style>
    <style:style style:name="T352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353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35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355" style:parent-style-name="DefaultParagraphFont" style:family="text">
      <style:text-properties style:font-name="Consolas, 'Courier New', monosp" fo:color="#CC9E00" fo:font-size="10.5pt" style:font-size-asian="10.5pt" fo:background-color="#FFFFFE"/>
    </style:style>
    <style:style style:name="T35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357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358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359" style:parent-style-name="Standard" style:family="paragraph">
      <style:paragraph-properties style:line-height-at-least="0.2291in"/>
    </style:style>
    <style:style style:name="T360" style:parent-style-name="DefaultParagraphFont" style:family="text">
      <style:text-properties fo:color="#545454" fo:background-color="#FFFFFE"/>
    </style:style>
    <style:style style:name="T36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362" style:parent-style-name="Standard" style:family="paragraph">
      <style:paragraph-properties style:line-height-at-least="0.2291in"/>
    </style:style>
    <style:style style:name="P363" style:parent-style-name="Standard" style:family="paragraph">
      <style:paragraph-properties style:line-height-at-least="0.2291in"/>
    </style:style>
    <style:style style:name="T364" style:parent-style-name="DefaultParagraphFont" style:family="text">
      <style:text-properties fo:color="#545454" fo:background-color="#FFFFFE"/>
    </style:style>
    <style:style style:name="T365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36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367" style:parent-style-name="DefaultParagraphFont" style:family="text">
      <style:text-properties style:font-name="Consolas, 'Courier New', monosp" fo:color="#CC9E00" fo:font-size="10.5pt" style:font-size-asian="10.5pt" fo:background-color="#FFFFFE"/>
    </style:style>
    <style:style style:name="T368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369" style:parent-style-name="Standard" style:family="paragraph">
      <style:paragraph-properties style:line-height-at-least="0.2291in"/>
    </style:style>
    <style:style style:name="T370" style:parent-style-name="DefaultParagraphFont" style:family="text">
      <style:text-properties fo:color="#545454" fo:background-color="#FFFFFE"/>
    </style:style>
    <style:style style:name="T371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372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373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374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375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376" style:parent-style-name="Standard" style:family="paragraph">
      <style:paragraph-properties style:line-height-at-least="0.2291in"/>
    </style:style>
    <style:style style:name="T377" style:parent-style-name="DefaultParagraphFont" style:family="text">
      <style:text-properties fo:color="#545454" fo:background-color="#FFFFFE"/>
    </style:style>
    <style:style style:name="T378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37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380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381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382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383" style:parent-style-name="Standard" style:family="paragraph">
      <style:paragraph-properties style:line-height-at-least="0.2291in"/>
    </style:style>
    <style:style style:name="T384" style:parent-style-name="DefaultParagraphFont" style:family="text">
      <style:text-properties fo:color="#545454" fo:background-color="#FFFFFE"/>
    </style:style>
    <style:style style:name="T385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38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387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388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38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390" style:parent-style-name="Standard" style:family="paragraph">
      <style:paragraph-properties style:line-height-at-least="0.2291in"/>
    </style:style>
    <style:style style:name="T391" style:parent-style-name="DefaultParagraphFont" style:family="text">
      <style:text-properties fo:color="#545454" fo:background-color="#FFFFFE"/>
    </style:style>
    <style:style style:name="T392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393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394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395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39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397" style:parent-style-name="Standard" style:family="paragraph">
      <style:paragraph-properties style:line-height-at-least="0.2291in"/>
    </style:style>
    <style:style style:name="T398" style:parent-style-name="DefaultParagraphFont" style:family="text">
      <style:text-properties fo:color="#545454" fo:background-color="#FFFFFE"/>
    </style:style>
    <style:style style:name="T399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400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01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402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403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404" style:parent-style-name="Standard" style:family="paragraph">
      <style:paragraph-properties style:line-height-at-least="0.2291in"/>
    </style:style>
    <style:style style:name="T405" style:parent-style-name="DefaultParagraphFont" style:family="text">
      <style:text-properties fo:color="#545454" fo:background-color="#FFFFFE"/>
    </style:style>
    <style:style style:name="T406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407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08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409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410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411" style:parent-style-name="Standard" style:family="paragraph">
      <style:paragraph-properties style:line-height-at-least="0.2291in"/>
    </style:style>
    <style:style style:name="T412" style:parent-style-name="DefaultParagraphFont" style:family="text">
      <style:text-properties fo:color="#545454" fo:background-color="#FFFFFE"/>
    </style:style>
    <style:style style:name="T413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41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15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416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417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418" style:parent-style-name="Standard" style:family="paragraph">
      <style:paragraph-properties style:line-height-at-least="0.2291in"/>
    </style:style>
    <style:style style:name="T419" style:parent-style-name="DefaultParagraphFont" style:family="text">
      <style:text-properties fo:color="#545454" fo:background-color="#FFFFFE"/>
    </style:style>
    <style:style style:name="T420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42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22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423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42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425" style:parent-style-name="Standard" style:family="paragraph">
      <style:paragraph-properties style:line-height-at-least="0.2291in"/>
    </style:style>
    <style:style style:name="T426" style:parent-style-name="DefaultParagraphFont" style:family="text">
      <style:text-properties fo:color="#545454" fo:background-color="#FFFFFE"/>
    </style:style>
    <style:style style:name="T427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28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42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30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43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32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433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34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435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436" style:parent-style-name="Standard" style:family="paragraph">
      <style:paragraph-properties style:line-height-at-least="0.2291in"/>
    </style:style>
    <style:style style:name="T437" style:parent-style-name="DefaultParagraphFont" style:family="text">
      <style:text-properties fo:color="#545454" fo:background-color="#FFFFFE"/>
    </style:style>
    <style:style style:name="T438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39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440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41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442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43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44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45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44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447" style:parent-style-name="Standard" style:family="paragraph">
      <style:paragraph-properties style:line-height-at-least="0.2291in"/>
    </style:style>
    <style:style style:name="T448" style:parent-style-name="DefaultParagraphFont" style:family="text">
      <style:text-properties fo:color="#545454" fo:background-color="#FFFFFE"/>
    </style:style>
    <style:style style:name="T44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50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45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52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453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54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455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56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457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458" style:parent-style-name="Standard" style:family="paragraph">
      <style:paragraph-properties style:line-height-at-least="0.2291in"/>
    </style:style>
    <style:style style:name="T459" style:parent-style-name="DefaultParagraphFont" style:family="text">
      <style:text-properties fo:color="#545454" fo:background-color="#FFFFFE"/>
    </style:style>
    <style:style style:name="T460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61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462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63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46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65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46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67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468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469" style:parent-style-name="Standard" style:family="paragraph">
      <style:paragraph-properties style:line-height-at-least="0.2291in"/>
    </style:style>
    <style:style style:name="T470" style:parent-style-name="DefaultParagraphFont" style:family="text">
      <style:text-properties fo:color="#545454" fo:background-color="#FFFFFE"/>
    </style:style>
    <style:style style:name="T47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72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473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74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475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76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477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78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47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480" style:parent-style-name="Standard" style:family="paragraph">
      <style:paragraph-properties style:line-height-at-least="0.2291in"/>
    </style:style>
    <style:style style:name="T481" style:parent-style-name="DefaultParagraphFont" style:family="text">
      <style:text-properties fo:color="#545454" fo:background-color="#FFFFFE"/>
    </style:style>
    <style:style style:name="T482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83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48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85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48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87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488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89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490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491" style:parent-style-name="Standard" style:family="paragraph">
      <style:paragraph-properties style:line-height-at-least="0.2291in"/>
    </style:style>
    <style:style style:name="T492" style:parent-style-name="DefaultParagraphFont" style:family="text">
      <style:text-properties fo:color="#545454" fo:background-color="#FFFFFE"/>
    </style:style>
    <style:style style:name="T493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94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495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96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497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498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49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500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50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502" style:parent-style-name="Standard" style:family="paragraph">
      <style:paragraph-properties style:line-height-at-least="0.2291in"/>
    </style:style>
    <style:style style:name="T503" style:parent-style-name="DefaultParagraphFont" style:family="text">
      <style:text-properties fo:color="#545454" fo:background-color="#FFFFFE"/>
    </style:style>
    <style:style style:name="T50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505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50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507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508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509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510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511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512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513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51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515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51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517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518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519" style:parent-style-name="Standard" style:family="paragraph">
      <style:paragraph-properties style:line-height-at-least="0.2291in"/>
    </style:style>
    <style:style style:name="T520" style:parent-style-name="DefaultParagraphFont" style:family="text">
      <style:text-properties fo:color="#545454" fo:background-color="#FFFFFE"/>
    </style:style>
    <style:style style:name="T521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522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523" style:parent-style-name="Standard" style:family="paragraph">
      <style:paragraph-properties style:line-height-at-least="0.2291in"/>
    </style:style>
    <style:style style:name="T524" style:parent-style-name="DefaultParagraphFont" style:family="text">
      <style:text-properties fo:color="#545454" fo:background-color="#FFFFFE"/>
    </style:style>
    <style:style style:name="T525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526" style:parent-style-name="Standard" style:family="paragraph">
      <style:paragraph-properties style:line-height-at-least="0.2291in"/>
    </style:style>
    <style:style style:name="P527" style:parent-style-name="Standard" style:family="paragraph">
      <style:paragraph-properties style:line-height-at-least="0.2291in"/>
    </style:style>
    <style:style style:name="T528" style:parent-style-name="DefaultParagraphFont" style:family="text">
      <style:text-properties fo:color="#545454" fo:background-color="#FFFFFE"/>
    </style:style>
    <style:style style:name="T529" style:parent-style-name="DefaultParagraphFont" style:family="text">
      <style:text-properties style:font-name="Consolas, 'Courier New', monosp" fo:color="#CC9E00" fo:font-size="10.5pt" style:font-size-asian="10.5pt" fo:background-color="#FFFFFE"/>
    </style:style>
    <style:style style:name="T530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531" style:parent-style-name="Standard" style:family="paragraph">
      <style:paragraph-properties style:line-height-at-least="0.2291in"/>
    </style:style>
    <style:style style:name="T532" style:parent-style-name="DefaultParagraphFont" style:family="text">
      <style:text-properties fo:color="#545454" fo:background-color="#FFFFFE"/>
    </style:style>
    <style:style style:name="T533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53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535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53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537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538" style:parent-style-name="DefaultParagraphFont" style:family="text">
      <style:text-properties style:font-name="Consolas, 'Courier New', monosp" fo:color="#CC9E00" fo:font-size="10.5pt" style:font-size-asian="10.5pt" fo:background-color="#FFFFFE"/>
    </style:style>
    <style:style style:name="T53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540" style:parent-style-name="Standard" style:family="paragraph">
      <style:paragraph-properties style:line-height-at-least="0.2291in"/>
    </style:style>
    <style:style style:name="T541" style:parent-style-name="DefaultParagraphFont" style:family="text">
      <style:text-properties fo:color="#545454" fo:background-color="#FFFFFE"/>
    </style:style>
    <style:style style:name="T542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543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544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545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54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547" style:parent-style-name="Standard" style:family="paragraph">
      <style:paragraph-properties style:line-height-at-least="0.2291in"/>
    </style:style>
    <style:style style:name="T548" style:parent-style-name="DefaultParagraphFont" style:family="text">
      <style:text-properties fo:color="#545454" fo:background-color="#FFFFFE"/>
    </style:style>
    <style:style style:name="T549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550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551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552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553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554" style:parent-style-name="Standard" style:family="paragraph">
      <style:paragraph-properties style:line-height-at-least="0.2291in"/>
    </style:style>
    <style:style style:name="T555" style:parent-style-name="DefaultParagraphFont" style:family="text">
      <style:text-properties fo:color="#545454" fo:background-color="#FFFFFE"/>
    </style:style>
    <style:style style:name="T556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557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558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559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560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561" style:parent-style-name="Standard" style:family="paragraph">
      <style:paragraph-properties style:line-height-at-least="0.2291in"/>
    </style:style>
    <style:style style:name="T562" style:parent-style-name="DefaultParagraphFont" style:family="text">
      <style:text-properties fo:color="#545454" fo:background-color="#FFFFFE"/>
    </style:style>
    <style:style style:name="T563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56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565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566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567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568" style:parent-style-name="Standard" style:family="paragraph">
      <style:paragraph-properties style:line-height-at-least="0.2291in"/>
    </style:style>
    <style:style style:name="T569" style:parent-style-name="DefaultParagraphFont" style:family="text">
      <style:text-properties fo:color="#545454" fo:background-color="#FFFFFE"/>
    </style:style>
    <style:style style:name="T570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57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572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573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57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575" style:parent-style-name="Standard" style:family="paragraph">
      <style:paragraph-properties style:line-height-at-least="0.2291in"/>
    </style:style>
    <style:style style:name="T576" style:parent-style-name="DefaultParagraphFont" style:family="text">
      <style:text-properties fo:color="#545454" fo:background-color="#FFFFFE"/>
    </style:style>
    <style:style style:name="T577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578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579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580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58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582" style:parent-style-name="Standard" style:family="paragraph">
      <style:paragraph-properties style:line-height-at-least="0.2291in"/>
    </style:style>
    <style:style style:name="T583" style:parent-style-name="DefaultParagraphFont" style:family="text">
      <style:text-properties fo:color="#545454" fo:background-color="#FFFFFE"/>
    </style:style>
    <style:style style:name="T584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585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586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587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588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589" style:parent-style-name="Standard" style:family="paragraph">
      <style:paragraph-properties style:line-height-at-least="0.2291in"/>
    </style:style>
    <style:style style:name="T590" style:parent-style-name="DefaultParagraphFont" style:family="text">
      <style:text-properties fo:color="#545454" fo:background-color="#FFFFFE"/>
    </style:style>
    <style:style style:name="T591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592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593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59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595" style:parent-style-name="DefaultParagraphFont" style:family="text">
      <style:text-properties style:font-name="Consolas, 'Courier New', monosp" fo:color="#5CA154" fo:font-size="10.5pt" style:font-size-asian="10.5pt" fo:background-color="#FFFFFE"/>
    </style:style>
    <style:style style:name="T59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597" style:parent-style-name="Standard" style:family="paragraph">
      <style:paragraph-properties style:line-height-at-least="0.2291in"/>
    </style:style>
    <style:style style:name="T598" style:parent-style-name="DefaultParagraphFont" style:family="text">
      <style:text-properties fo:color="#545454" fo:background-color="#FFFFFE"/>
    </style:style>
    <style:style style:name="T599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600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601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602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603" style:parent-style-name="DefaultParagraphFont" style:family="text">
      <style:text-properties style:font-name="Consolas, 'Courier New', monosp" fo:color="#5CA154" fo:font-size="10.5pt" style:font-size-asian="10.5pt" fo:background-color="#FFFFFE"/>
    </style:style>
    <style:style style:name="T60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605" style:parent-style-name="Standard" style:family="paragraph">
      <style:paragraph-properties style:line-height-at-least="0.2291in"/>
    </style:style>
    <style:style style:name="T606" style:parent-style-name="DefaultParagraphFont" style:family="text">
      <style:text-properties fo:color="#545454" fo:background-color="#FFFFFE"/>
    </style:style>
    <style:style style:name="T607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608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609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610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611" style:parent-style-name="DefaultParagraphFont" style:family="text">
      <style:text-properties style:font-name="Consolas, 'Courier New', monosp" fo:color="#5CA154" fo:font-size="10.5pt" style:font-size-asian="10.5pt" fo:background-color="#FFFFFE"/>
    </style:style>
    <style:style style:name="T612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613" style:parent-style-name="Standard" style:family="paragraph">
      <style:paragraph-properties style:line-height-at-least="0.2291in"/>
    </style:style>
    <style:style style:name="T614" style:parent-style-name="DefaultParagraphFont" style:family="text">
      <style:text-properties fo:color="#545454" fo:background-color="#FFFFFE"/>
    </style:style>
    <style:style style:name="T615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61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617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618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619" style:parent-style-name="DefaultParagraphFont" style:family="text">
      <style:text-properties style:font-name="Consolas, 'Courier New', monosp" fo:color="#5CA154" fo:font-size="10.5pt" style:font-size-asian="10.5pt" fo:background-color="#FFFFFE"/>
    </style:style>
    <style:style style:name="T620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621" style:parent-style-name="Standard" style:family="paragraph">
      <style:paragraph-properties style:line-height-at-least="0.2291in"/>
    </style:style>
    <style:style style:name="T622" style:parent-style-name="DefaultParagraphFont" style:family="text">
      <style:text-properties fo:color="#545454" fo:background-color="#FFFFFE"/>
    </style:style>
    <style:style style:name="T623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62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625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62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627" style:parent-style-name="DefaultParagraphFont" style:family="text">
      <style:text-properties style:font-name="Consolas, 'Courier New', monosp" fo:color="#5CA154" fo:font-size="10.5pt" style:font-size-asian="10.5pt" fo:background-color="#FFFFFE"/>
    </style:style>
    <style:style style:name="T628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629" style:parent-style-name="Standard" style:family="paragraph">
      <style:paragraph-properties style:line-height-at-least="0.2291in"/>
    </style:style>
    <style:style style:name="T630" style:parent-style-name="DefaultParagraphFont" style:family="text">
      <style:text-properties fo:color="#545454" fo:background-color="#FFFFFE"/>
    </style:style>
    <style:style style:name="T631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632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633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63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635" style:parent-style-name="DefaultParagraphFont" style:family="text">
      <style:text-properties style:font-name="Consolas, 'Courier New', monosp" fo:color="#5CA154" fo:font-size="10.5pt" style:font-size-asian="10.5pt" fo:background-color="#FFFFFE"/>
    </style:style>
    <style:style style:name="T63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637" style:parent-style-name="Standard" style:family="paragraph">
      <style:paragraph-properties style:line-height-at-least="0.2291in"/>
    </style:style>
    <style:style style:name="T638" style:parent-style-name="DefaultParagraphFont" style:family="text">
      <style:text-properties fo:color="#545454" fo:background-color="#FFFFFE"/>
    </style:style>
    <style:style style:name="T639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640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641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642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643" style:parent-style-name="DefaultParagraphFont" style:family="text">
      <style:text-properties style:font-name="Consolas, 'Courier New', monosp" fo:color="#5CA154" fo:font-size="10.5pt" style:font-size-asian="10.5pt" fo:background-color="#FFFFFE"/>
    </style:style>
    <style:style style:name="T64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645" style:parent-style-name="Standard" style:family="paragraph">
      <style:paragraph-properties style:line-height-at-least="0.2291in"/>
    </style:style>
    <style:style style:name="P646" style:parent-style-name="Standard" style:family="paragraph">
      <style:paragraph-properties style:line-height-at-least="0.2291in"/>
    </style:style>
    <style:style style:name="T647" style:parent-style-name="DefaultParagraphFont" style:family="text">
      <style:text-properties fo:color="#545454" fo:background-color="#FFFFFE"/>
    </style:style>
    <style:style style:name="T648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64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650" style:parent-style-name="DefaultParagraphFont" style:family="text">
      <style:text-properties style:font-name="Consolas, 'Courier New', monosp" fo:color="#3182BD" fo:font-size="10.5pt" style:font-size-asian="10.5pt" fo:background-color="#FFFFFE"/>
    </style:style>
    <style:style style:name="T65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652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653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654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655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656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657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658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65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660" style:parent-style-name="Standard" style:family="paragraph">
      <style:paragraph-properties style:line-height-at-least="0.2291in"/>
    </style:style>
    <style:style style:name="T661" style:parent-style-name="DefaultParagraphFont" style:family="text">
      <style:text-properties fo:color="#545454" fo:background-color="#FFFFFE"/>
    </style:style>
    <style:style style:name="T662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663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664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665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666" style:parent-style-name="Standard" style:family="paragraph">
      <style:paragraph-properties style:line-height-at-least="0.2291in"/>
    </style:style>
    <style:style style:name="T667" style:parent-style-name="DefaultParagraphFont" style:family="text">
      <style:text-properties fo:color="#545454" fo:background-color="#FFFFFE"/>
    </style:style>
    <style:style style:name="T668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669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670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671" style:parent-style-name="Standard" style:family="paragraph">
      <style:paragraph-properties style:line-height-at-least="0.2291in"/>
    </style:style>
    <style:style style:name="T672" style:parent-style-name="DefaultParagraphFont" style:family="text">
      <style:text-properties fo:color="#545454" fo:background-color="#FFFFFE"/>
    </style:style>
    <style:style style:name="T673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67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675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67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677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678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679" style:parent-style-name="Standard" style:family="paragraph">
      <style:paragraph-properties style:line-height-at-least="0.2291in"/>
    </style:style>
    <style:style style:name="T680" style:parent-style-name="DefaultParagraphFont" style:family="text">
      <style:text-properties fo:color="#545454" fo:background-color="#FFFFFE"/>
    </style:style>
    <style:style style:name="T68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682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683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684" style:parent-style-name="Standard" style:family="paragraph">
      <style:paragraph-properties style:line-height-at-least="0.2291in"/>
    </style:style>
    <style:style style:name="T685" style:parent-style-name="DefaultParagraphFont" style:family="text">
      <style:text-properties fo:color="#545454" fo:background-color="#FFFFFE"/>
    </style:style>
    <style:style style:name="T686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687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688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68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690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69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692" style:parent-style-name="Standard" style:family="paragraph">
      <style:paragraph-properties style:line-height-at-least="0.2291in"/>
    </style:style>
    <style:style style:name="T693" style:parent-style-name="DefaultParagraphFont" style:family="text">
      <style:text-properties fo:color="#545454" fo:background-color="#FFFFFE"/>
    </style:style>
    <style:style style:name="T69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695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69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697" style:parent-style-name="Standard" style:family="paragraph">
      <style:paragraph-properties style:line-height-at-least="0.2291in"/>
    </style:style>
    <style:style style:name="T698" style:parent-style-name="DefaultParagraphFont" style:family="text">
      <style:text-properties fo:color="#545454" fo:background-color="#FFFFFE"/>
    </style:style>
    <style:style style:name="T699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700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701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702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703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70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705" style:parent-style-name="Standard" style:family="paragraph">
      <style:paragraph-properties style:line-height-at-least="0.2291in"/>
    </style:style>
    <style:style style:name="T706" style:parent-style-name="DefaultParagraphFont" style:family="text">
      <style:text-properties fo:color="#545454" fo:background-color="#FFFFFE"/>
    </style:style>
    <style:style style:name="T707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708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70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710" style:parent-style-name="Standard" style:family="paragraph">
      <style:paragraph-properties style:line-height-at-least="0.2291in"/>
    </style:style>
    <style:style style:name="T711" style:parent-style-name="DefaultParagraphFont" style:family="text">
      <style:text-properties fo:color="#545454" fo:background-color="#FFFFFE"/>
    </style:style>
    <style:style style:name="T712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713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714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715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716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717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718" style:parent-style-name="Standard" style:family="paragraph">
      <style:paragraph-properties style:line-height-at-least="0.2291in"/>
    </style:style>
    <style:style style:name="T719" style:parent-style-name="DefaultParagraphFont" style:family="text">
      <style:text-properties fo:color="#545454" fo:background-color="#FFFFFE"/>
    </style:style>
    <style:style style:name="T720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721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722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723" style:parent-style-name="Standard" style:family="paragraph">
      <style:paragraph-properties style:line-height-at-least="0.2291in"/>
    </style:style>
    <style:style style:name="T724" style:parent-style-name="DefaultParagraphFont" style:family="text">
      <style:text-properties fo:color="#545454" fo:background-color="#FFFFFE"/>
    </style:style>
    <style:style style:name="T725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72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727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728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729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730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731" style:parent-style-name="Standard" style:family="paragraph">
      <style:paragraph-properties style:line-height-at-least="0.2291in"/>
    </style:style>
    <style:style style:name="T732" style:parent-style-name="DefaultParagraphFont" style:family="text">
      <style:text-properties fo:color="#545454" fo:background-color="#FFFFFE"/>
    </style:style>
    <style:style style:name="T733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734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735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736" style:parent-style-name="Standard" style:family="paragraph">
      <style:paragraph-properties style:line-height-at-least="0.2291in"/>
    </style:style>
    <style:style style:name="T737" style:parent-style-name="DefaultParagraphFont" style:family="text">
      <style:text-properties fo:color="#545454" fo:background-color="#FFFFFE"/>
    </style:style>
    <style:style style:name="T738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73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740" style:parent-style-name="DefaultParagraphFont" style:family="text">
      <style:text-properties style:font-name="Consolas, 'Courier New', monosp" fo:color="#8855B8" fo:font-size="10.5pt" style:font-size-asian="10.5pt" fo:background-color="#FFFFFE"/>
    </style:style>
    <style:style style:name="T74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742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743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744" style:parent-style-name="Standard" style:family="paragraph">
      <style:paragraph-properties style:line-height-at-least="0.2291in"/>
    </style:style>
    <style:style style:name="T745" style:parent-style-name="DefaultParagraphFont" style:family="text">
      <style:text-properties fo:color="#545454" fo:background-color="#FFFFFE"/>
    </style:style>
    <style:style style:name="T74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747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748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749" style:parent-style-name="Standard" style:family="paragraph">
      <style:paragraph-properties style:line-height-at-least="0.2291in"/>
    </style:style>
    <style:style style:name="T750" style:parent-style-name="DefaultParagraphFont" style:family="text">
      <style:text-properties fo:color="#545454" fo:background-color="#FFFFFE"/>
    </style:style>
    <style:style style:name="T75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752" style:parent-style-name="Standard" style:family="paragraph">
      <style:paragraph-properties style:line-height-at-least="0.2291in"/>
    </style:style>
    <style:style style:name="T753" style:parent-style-name="DefaultParagraphFont" style:family="text">
      <style:text-properties fo:color="#545454" fo:background-color="#FFFFFE"/>
    </style:style>
    <style:style style:name="T75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755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75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757" style:parent-style-name="Standard" style:family="paragraph">
      <style:paragraph-properties style:line-height-at-least="0.2291in"/>
    </style:style>
    <style:style style:name="T758" style:parent-style-name="DefaultParagraphFont" style:family="text">
      <style:text-properties fo:color="#545454" fo:background-color="#FFFFFE"/>
    </style:style>
    <style:style style:name="T75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760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76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762" style:parent-style-name="Standard" style:family="paragraph">
      <style:paragraph-properties style:line-height-at-least="0.2291in"/>
    </style:style>
    <style:style style:name="T763" style:parent-style-name="DefaultParagraphFont" style:family="text">
      <style:text-properties fo:color="#545454" fo:background-color="#FFFFFE"/>
    </style:style>
    <style:style style:name="T76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765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76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767" style:parent-style-name="Standard" style:family="paragraph">
      <style:paragraph-properties style:line-height-at-least="0.2291in"/>
    </style:style>
    <style:style style:name="T768" style:parent-style-name="DefaultParagraphFont" style:family="text">
      <style:text-properties fo:color="#545454" fo:background-color="#FFFFFE"/>
    </style:style>
    <style:style style:name="T76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770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77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772" style:parent-style-name="Standard" style:family="paragraph">
      <style:paragraph-properties style:line-height-at-least="0.2291in"/>
    </style:style>
    <style:style style:name="T773" style:parent-style-name="DefaultParagraphFont" style:family="text">
      <style:text-properties fo:color="#545454" fo:background-color="#FFFFFE"/>
    </style:style>
    <style:style style:name="T77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775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77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777" style:parent-style-name="Standard" style:family="paragraph">
      <style:paragraph-properties style:line-height-at-least="0.2291in"/>
    </style:style>
    <style:style style:name="T778" style:parent-style-name="DefaultParagraphFont" style:family="text">
      <style:text-properties fo:color="#545454" fo:background-color="#FFFFFE"/>
    </style:style>
    <style:style style:name="T77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780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78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782" style:parent-style-name="Standard" style:family="paragraph">
      <style:paragraph-properties style:line-height-at-least="0.2291in"/>
    </style:style>
    <style:style style:name="T783" style:parent-style-name="DefaultParagraphFont" style:family="text">
      <style:text-properties fo:color="#545454" fo:background-color="#FFFFFE"/>
    </style:style>
    <style:style style:name="T78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785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78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787" style:parent-style-name="Standard" style:family="paragraph">
      <style:paragraph-properties style:line-height-at-least="0.2291in"/>
    </style:style>
    <style:style style:name="T788" style:parent-style-name="DefaultParagraphFont" style:family="text">
      <style:text-properties fo:color="#545454" fo:background-color="#FFFFFE"/>
    </style:style>
    <style:style style:name="T78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790" style:parent-style-name="Standard" style:family="paragraph">
      <style:paragraph-properties style:line-height-at-least="0.2291in"/>
    </style:style>
    <style:style style:name="P791" style:parent-style-name="Standard" style:family="paragraph">
      <style:paragraph-properties style:line-height-at-least="0.2291in"/>
    </style:style>
    <style:style style:name="T792" style:parent-style-name="DefaultParagraphFont" style:family="text">
      <style:text-properties fo:color="#545454" fo:background-color="#FFFFFE"/>
    </style:style>
    <style:style style:name="T793" style:parent-style-name="DefaultParagraphFont" style:family="text">
      <style:text-properties style:font-name="Consolas, 'Courier New', monosp" fo:color="#CC9E00" fo:font-size="10.5pt" style:font-size-asian="10.5pt" fo:background-color="#FFFFFE"/>
    </style:style>
    <style:style style:name="T79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795" style:parent-style-name="Standard" style:family="paragraph">
      <style:paragraph-properties style:line-height-at-least="0.2291in"/>
    </style:style>
    <style:style style:name="T796" style:parent-style-name="DefaultParagraphFont" style:family="text">
      <style:text-properties fo:color="#545454" fo:background-color="#FFFFFE"/>
    </style:style>
    <style:style style:name="T797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798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79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800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80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802" style:parent-style-name="Standard" style:family="paragraph">
      <style:paragraph-properties style:line-height-at-least="0.2291in"/>
    </style:style>
    <style:style style:name="T803" style:parent-style-name="DefaultParagraphFont" style:family="text">
      <style:text-properties fo:color="#545454" fo:background-color="#FFFFFE"/>
    </style:style>
    <style:style style:name="T80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805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80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807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808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809" style:parent-style-name="Standard" style:family="paragraph">
      <style:paragraph-properties style:line-height-at-least="0.2291in"/>
    </style:style>
    <style:style style:name="T810" style:parent-style-name="DefaultParagraphFont" style:family="text">
      <style:text-properties fo:color="#545454" fo:background-color="#FFFFFE"/>
    </style:style>
    <style:style style:name="T81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812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813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814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815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816" style:parent-style-name="Standard" style:family="paragraph">
      <style:paragraph-properties style:line-height-at-least="0.2291in"/>
    </style:style>
    <style:style style:name="T817" style:parent-style-name="DefaultParagraphFont" style:family="text">
      <style:text-properties fo:color="#545454" fo:background-color="#FFFFFE"/>
    </style:style>
    <style:style style:name="T818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819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820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821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822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823" style:parent-style-name="Standard" style:family="paragraph">
      <style:paragraph-properties style:line-height-at-least="0.2291in"/>
    </style:style>
    <style:style style:name="T824" style:parent-style-name="DefaultParagraphFont" style:family="text">
      <style:text-properties fo:color="#545454" fo:background-color="#FFFFFE"/>
    </style:style>
    <style:style style:name="T825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826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827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828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82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830" style:parent-style-name="Standard" style:family="paragraph">
      <style:paragraph-properties style:line-height-at-least="0.2291in"/>
    </style:style>
    <style:style style:name="T831" style:parent-style-name="DefaultParagraphFont" style:family="text">
      <style:text-properties fo:color="#545454" fo:background-color="#FFFFFE"/>
    </style:style>
    <style:style style:name="T832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833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834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835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83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837" style:parent-style-name="Standard" style:family="paragraph">
      <style:paragraph-properties style:line-height-at-least="0.2291in"/>
    </style:style>
    <style:style style:name="T838" style:parent-style-name="DefaultParagraphFont" style:family="text">
      <style:text-properties fo:color="#545454" fo:background-color="#FFFFFE"/>
    </style:style>
    <style:style style:name="T839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840" style:parent-style-name="DefaultParagraphFont" style:family="text">
      <style:text-properties style:font-name="Consolas, 'Courier New', monosp" fo:color="#4295AE" fo:font-size="10.5pt" style:font-size-asian="10.5pt" fo:background-color="#FFFFFE"/>
    </style:style>
    <style:style style:name="T841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T842" style:parent-style-name="DefaultParagraphFont" style:family="text">
      <style:text-properties style:font-name="Consolas, 'Courier New', monosp" fo:color="#F5871F" fo:font-size="10.5pt" style:font-size-asian="10.5pt" fo:background-color="#FFFFFE"/>
    </style:style>
    <style:style style:name="T843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844" style:parent-style-name="Standard" style:family="paragraph">
      <style:paragraph-properties style:line-height-at-least="0.2291in"/>
    </style:style>
    <style:style style:name="T845" style:parent-style-name="DefaultParagraphFont" style:family="text">
      <style:text-properties fo:color="#545454" fo:background-color="#FFFFFE"/>
    </style:style>
    <style:style style:name="T846" style:parent-style-name="DefaultParagraphFont" style:family="text">
      <style:text-properties style:font-name="Consolas, 'Courier New', monosp" fo:color="#545454" fo:font-size="10.5pt" style:font-size-asian="10.5pt" fo:background-color="#FFFFFE"/>
    </style:style>
    <style:style style:name="P847" style:parent-style-name="Standard" style:family="paragraph">
      <style:paragraph-properties style:line-height-at-least="0.2291in"/>
      <style:text-properties style:font-name="Consolas, 'Courier New', monosp" fo:color="#545454" fo:font-size="10.5pt" style:font-size-asian="10.5pt" fo:background-color="#FFFFFE"/>
    </style:style>
  </office:automatic-styles>
  <office:body>
    <office:text text:use-soft-page-breaks="true">
      <text:p text:style-name="P1">Main (cpp file):</text:p>
      <text:p text:style-name="Standard"/>
      <text:p text:style-name="Standard"><text:span text:style-name="T2">#</text:span><text:span text:style-name="T3">include</text:span><text:span text:style-name="T4"> </text:span><text:span text:style-name="T5">&lt;iostream&gt;</text:span></text:p>
      <text:p text:style-name="P6"><text:span text:style-name="T7">#</text:span><text:span text:style-name="T8">include</text:span><text:span text:style-name="T9"> </text:span><text:span text:style-name="T10">&lt;string&gt;</text:span></text:p>
      <text:p text:style-name="P11"><text:span text:style-name="T12">#</text:span><text:span text:style-name="T13">include</text:span><text:span text:style-name="T14"> </text:span><text:span text:style-name="T15">"roman.h" //must include .h file in double quotes in header</text:span></text:p>
      <text:p text:style-name="P16"/>
      <text:p text:style-name="P17"><text:span text:style-name="T18">using</text:span><text:span text:style-name="T19"> </text:span><text:span text:style-name="T20">namespace</text:span><text:span text:style-name="T21"> std;</text:span></text:p>
      <text:p text:style-name="P22"/>
      <text:p text:style-name="P23"><text:span text:style-name="T24">int</text:span><text:span text:style-name="T25"> </text:span><text:span text:style-name="T26">main</text:span><text:span text:style-name="T27">() {</text:span></text:p>
      <text:p text:style-name="P28"><text:span text:style-name="T29">    </text:span><text:span text:style-name="T30">string romanNum;</text:span></text:p>
      <text:p text:style-name="P31"><text:span text:style-name="T32">    </text:span><text:span text:style-name="T33">cout </text:span><text:span text:style-name="T34">&lt;&lt;</text:span><text:span text:style-name="T35">"This program will take in a Roman numeral and return either its value as an integer or in original form."</text:span><text:span text:style-name="T36"> </text:span><text:span text:style-name="T37">&lt;&lt;</text:span><text:span text:style-name="T38"> endl;</text:span></text:p>
      <text:p text:style-name="P39"><text:span text:style-name="T40">    </text:span><text:span text:style-name="T41">cout </text:span><text:span text:style-name="T42">&lt;&lt;</text:span><text:span text:style-name="T43"> </text:span><text:span text:style-name="T44">"Please enter a Roman numeral in all capital letters."</text:span><text:span text:style-name="T45"> </text:span><text:span text:style-name="T46">&lt;&lt;</text:span><text:span text:style-name="T47"> endl;</text:span></text:p>
      <text:p text:style-name="P48"><text:span text:style-name="T49">    </text:span><text:span text:style-name="T50">cin </text:span><text:span text:style-name="T51">&gt;&gt;</text:span><text:span text:style-name="T52"> romanNum;</text:span></text:p>
      <text:p text:style-name="P53"><text:span text:style-name="T54">    </text:span><text:span text:style-name="T55">romanType romNum(romanNum);</text:span></text:p>
      <text:p text:style-name="P56"><text:span text:style-name="T57">    </text:span><text:span text:style-name="T58">romNum</text:span><text:span text:style-name="T59">.</text:span><text:span text:style-name="T60">printNum</text:span><text:span text:style-name="T61">(romNum); // method gets called on object using member access</text:span></text:p>
      <text:p text:style-name="P62"><text:span text:style-name="T63">    </text:span><text:span text:style-name="T64">return</text:span><text:span text:style-name="T65"> </text:span><text:span text:style-name="T66">0</text:span><text:span text:style-name="T67">; //operator</text:span></text:p>
      <text:p text:style-name="P68">}</text:p>
      <text:p text:style-name="Standard"/>
      <text:p text:style-name="Standard">Specification (.h file):</text:p>
      <text:p text:style-name="Standard"/>
      <text:p text:style-name="Standard"><text:span text:style-name="T69">#</text:span><text:span text:style-name="T70">include</text:span><text:span text:style-name="T71"> </text:span><text:span text:style-name="T72">&lt;string&gt;</text:span></text:p>
      <text:p text:style-name="P73"><text:span text:style-name="T74">#</text:span><text:span text:style-name="T75">include</text:span><text:span text:style-name="T76"> </text:span><text:span text:style-name="T77">&lt;iostream&gt;</text:span></text:p>
      <text:p text:style-name="P78"><text:tab/><text:tab/><text:tab/><text:tab/>//no namespace</text:p>
      <text:p text:style-name="P79">class romanType{</text:p>
      <text:p text:style-name="P80"><text:span text:style-name="T81">  </text:span><text:span text:style-name="T82">public:</text:span></text:p>
      <text:p text:style-name="P83"><text:span text:style-name="T84">    </text:span><text:span text:style-name="T85">void</text:span><text:span text:style-name="T86"> printNum(romanType);</text:span></text:p>
      <text:p text:style-name="P87"><text:span text:style-name="T88">    </text:span><text:span text:style-name="T89">int</text:span><text:span text:style-name="T90"> convToInt(romanType);</text:span></text:p>
      <text:p text:style-name="P91"><text:span text:style-name="T92">    </text:span><text:span text:style-name="T93">romanType</text:span><text:span text:style-name="T94">();</text:span></text:p>
      <text:p text:style-name="P95"><text:span text:style-name="T96">    </text:span><text:span text:style-name="T97">romanType</text:span><text:span text:style-name="T98">(std:: string);</text:span></text:p>
      <text:p text:style-name="P99"/>
      <text:p text:style-name="P100"><text:span text:style-name="T101">  </text:span><text:span text:style-name="T102">private:</text:span></text:p>
      <text:p text:style-name="P103"><text:span text:style-name="T104">    </text:span><text:span text:style-name="T105">int</text:span><text:span text:style-name="T106"> m;</text:span></text:p>
      <text:p text:style-name="P107"><text:span text:style-name="T108">    </text:span><text:span text:style-name="T109">int</text:span><text:span text:style-name="T110"> d;</text:span></text:p>
      <text:p text:style-name="P111"><text:span text:style-name="T112">    </text:span><text:span text:style-name="T113">int</text:span><text:span text:style-name="T114"> c;</text:span></text:p>
      <text:p text:style-name="P115"><text:span text:style-name="T116">    </text:span><text:span text:style-name="T117">int</text:span><text:span text:style-name="T118"> l;</text:span></text:p>
      <text:p text:style-name="P119"><text:span text:style-name="T120">    </text:span><text:span text:style-name="T121">int</text:span><text:span text:style-name="T122"> x;</text:span></text:p>
      <text:p text:style-name="P123"><text:span text:style-name="T124">    </text:span><text:span text:style-name="T125">int</text:span><text:span text:style-name="T126"> v;</text:span></text:p>
      <text:p text:style-name="P127"><text:span text:style-name="T128">    </text:span><text:span text:style-name="T129">int</text:span><text:span text:style-name="T130"> i;</text:span></text:p>
      <text:p text:style-name="P131">};</text:p>
      <text:p text:style-name="Standard"/>
      <text:p text:style-name="Standard"/>
      <text:soft-page-break/>
      <text:p text:style-name="Standard">Implementation(&lt;class&gt;Imp.cpp file):</text:p>
      <text:p text:style-name="Standard"/>
      <text:p text:style-name="Standard"><text:span text:style-name="T132">#</text:span><text:span text:style-name="T133">include</text:span><text:span text:style-name="T134"> </text:span><text:span text:style-name="T135">&lt;iostream&gt;</text:span></text:p>
      <text:p text:style-name="P136"><text:span text:style-name="T137">#</text:span><text:span text:style-name="T138">include</text:span><text:span text:style-name="T139"> </text:span><text:span text:style-name="T140">&lt;string&gt;</text:span></text:p>
      <text:p text:style-name="P141"><text:span text:style-name="T142">#</text:span><text:span text:style-name="T143">include</text:span><text:span text:style-name="T144"> </text:span><text:span text:style-name="T145">"roman.h"<text:s/></text:span></text:p>
      <text:p text:style-name="P146"/>
      <text:p text:style-name="P147"><text:span text:style-name="T148">using</text:span><text:span text:style-name="T149"> </text:span><text:span text:style-name="T150">namespace</text:span><text:span text:style-name="T151"> std;</text:span></text:p>
      <text:p text:style-name="P152"/>
      <text:p text:style-name="P153"><text:span text:style-name="T154"> </text:span><text:span text:style-name="T155">void</text:span><text:span text:style-name="T156"> </text:span><text:span text:style-name="T157">romanType::printNum</text:span><text:span text:style-name="T158">(romanType num){ //return, class name :: function name(param)</text:span></text:p>
      <text:p text:style-name="P159"><text:span text:style-name="T160">    </text:span><text:span text:style-name="T161">cout </text:span><text:span text:style-name="T162">&lt;&lt;</text:span><text:span text:style-name="T163"> </text:span><text:span text:style-name="T164">"Roman:"</text:span><text:span text:style-name="T165"> </text:span><text:span text:style-name="T166">&lt;&lt;</text:span><text:span text:style-name="T167"> endl;</text:span></text:p>
      <text:p text:style-name="P168"><text:span text:style-name="T169">    </text:span><text:span text:style-name="T170">for</text:span><text:span text:style-name="T171">(</text:span><text:span text:style-name="T172">int</text:span><text:span text:style-name="T173"> i </text:span><text:span text:style-name="T174">=</text:span><text:span text:style-name="T175"> </text:span><text:span text:style-name="T176">0</text:span><text:span text:style-name="T177">; i </text:span><text:span text:style-name="T178">&lt;</text:span><text:span text:style-name="T179"> </text:span><text:span text:style-name="T180">this</text:span><text:span text:style-name="T181">-&gt;</text:span><text:span text:style-name="T182">m; i</text:span><text:span text:style-name="T183">++</text:span><text:span text:style-name="T184">)</text:span></text:p>
      <text:p text:style-name="P185"><text:span text:style-name="T186">      </text:span><text:span text:style-name="T187">cout </text:span><text:span text:style-name="T188">&lt;&lt;</text:span><text:span text:style-name="T189"> </text:span><text:span text:style-name="T190">"M"</text:span><text:span text:style-name="T191">;</text:span></text:p>
      <text:p text:style-name="P192"><text:span text:style-name="T193">    </text:span><text:span text:style-name="T194">for</text:span><text:span text:style-name="T195">(</text:span><text:span text:style-name="T196">int</text:span><text:span text:style-name="T197"> i </text:span><text:span text:style-name="T198">=</text:span><text:span text:style-name="T199"> </text:span><text:span text:style-name="T200">0</text:span><text:span text:style-name="T201">; i </text:span><text:span text:style-name="T202">&lt;</text:span><text:span text:style-name="T203"> </text:span><text:span text:style-name="T204">this</text:span><text:span text:style-name="T205">-&gt;</text:span><text:span text:style-name="T206">d; i</text:span><text:span text:style-name="T207">++</text:span><text:span text:style-name="T208">)</text:span></text:p>
      <text:p text:style-name="P209"><text:span text:style-name="T210">      </text:span><text:span text:style-name="T211">cout </text:span><text:span text:style-name="T212">&lt;&lt;</text:span><text:span text:style-name="T213"> </text:span><text:span text:style-name="T214">"D"</text:span><text:span text:style-name="T215">;</text:span></text:p>
      <text:p text:style-name="P216"><text:span text:style-name="T217">    </text:span><text:span text:style-name="T218">for</text:span><text:span text:style-name="T219">(</text:span><text:span text:style-name="T220">int</text:span><text:span text:style-name="T221"> i </text:span><text:span text:style-name="T222">=</text:span><text:span text:style-name="T223"> </text:span><text:span text:style-name="T224">0</text:span><text:span text:style-name="T225">; i </text:span><text:span text:style-name="T226">&lt;</text:span><text:span text:style-name="T227"> </text:span><text:span text:style-name="T228">this</text:span><text:span text:style-name="T229">-&gt;</text:span><text:span text:style-name="T230">c; i</text:span><text:span text:style-name="T231">++</text:span><text:span text:style-name="T232">)</text:span></text:p>
      <text:p text:style-name="P233"><text:span text:style-name="T234">      </text:span><text:span text:style-name="T235">cout </text:span><text:span text:style-name="T236">&lt;&lt;</text:span><text:span text:style-name="T237"> </text:span><text:span text:style-name="T238">"C"</text:span><text:span text:style-name="T239">;</text:span></text:p>
      <text:p text:style-name="P240"><text:span text:style-name="T241">    </text:span><text:span text:style-name="T242">for</text:span><text:span text:style-name="T243">(</text:span><text:span text:style-name="T244">int</text:span><text:span text:style-name="T245"> i </text:span><text:span text:style-name="T246">=</text:span><text:span text:style-name="T247"> </text:span><text:span text:style-name="T248">0</text:span><text:span text:style-name="T249">; i </text:span><text:span text:style-name="T250">&lt;</text:span><text:span text:style-name="T251"> </text:span><text:span text:style-name="T252">this</text:span><text:span text:style-name="T253">-&gt;</text:span><text:span text:style-name="T254">l; i</text:span><text:span text:style-name="T255">++</text:span><text:span text:style-name="T256">)</text:span></text:p>
      <text:p text:style-name="P257"><text:span text:style-name="T258">      </text:span><text:span text:style-name="T259">cout </text:span><text:span text:style-name="T260">&lt;&lt;</text:span><text:span text:style-name="T261"> </text:span><text:span text:style-name="T262">"L"</text:span><text:span text:style-name="T263">;</text:span></text:p>
      <text:p text:style-name="P264"><text:span text:style-name="T265">    </text:span><text:span text:style-name="T266">for</text:span><text:span text:style-name="T267">(</text:span><text:span text:style-name="T268">int</text:span><text:span text:style-name="T269"> i </text:span><text:span text:style-name="T270">=</text:span><text:span text:style-name="T271"> </text:span><text:span text:style-name="T272">0</text:span><text:span text:style-name="T273">; i </text:span><text:span text:style-name="T274">&lt;</text:span><text:span text:style-name="T275"> </text:span><text:span text:style-name="T276">this</text:span><text:span text:style-name="T277">-&gt;</text:span><text:span text:style-name="T278">x; i</text:span><text:span text:style-name="T279">++</text:span><text:span text:style-name="T280">)</text:span></text:p>
      <text:p text:style-name="P281"><text:span text:style-name="T282">      </text:span><text:span text:style-name="T283">cout </text:span><text:span text:style-name="T284">&lt;&lt;</text:span><text:span text:style-name="T285"> </text:span><text:span text:style-name="T286">"X"</text:span><text:span text:style-name="T287">;</text:span></text:p>
      <text:p text:style-name="P288"><text:span text:style-name="T289">    </text:span><text:span text:style-name="T290">for</text:span><text:span text:style-name="T291">(</text:span><text:span text:style-name="T292">int</text:span><text:span text:style-name="T293"> i </text:span><text:span text:style-name="T294">=</text:span><text:span text:style-name="T295"> </text:span><text:span text:style-name="T296">0</text:span><text:span text:style-name="T297">; i </text:span><text:span text:style-name="T298">&lt;</text:span><text:span text:style-name="T299"> </text:span><text:span text:style-name="T300">this</text:span><text:span text:style-name="T301">-&gt;</text:span><text:span text:style-name="T302">v; i</text:span><text:span text:style-name="T303">++</text:span><text:span text:style-name="T304">)</text:span></text:p>
      <text:p text:style-name="P305"><text:span text:style-name="T306">      </text:span><text:span text:style-name="T307">cout </text:span><text:span text:style-name="T308">&lt;&lt;</text:span><text:span text:style-name="T309"> </text:span><text:span text:style-name="T310">"V"</text:span><text:span text:style-name="T311">;</text:span></text:p>
      <text:p text:style-name="P312"><text:span text:style-name="T313">    </text:span><text:span text:style-name="T314">for</text:span><text:span text:style-name="T315">(</text:span><text:span text:style-name="T316">int</text:span><text:span text:style-name="T317"> i </text:span><text:span text:style-name="T318">=</text:span><text:span text:style-name="T319"> </text:span><text:span text:style-name="T320">0</text:span><text:span text:style-name="T321">; i </text:span><text:span text:style-name="T322">&lt;</text:span><text:span text:style-name="T323"> </text:span><text:span text:style-name="T324">this</text:span><text:span text:style-name="T325">-&gt;</text:span><text:span text:style-name="T326">i; i</text:span><text:span text:style-name="T327">++</text:span><text:span text:style-name="T328">)</text:span></text:p>
      <text:p text:style-name="P329"><text:span text:style-name="T330">      </text:span><text:span text:style-name="T331">cout </text:span><text:span text:style-name="T332">&lt;&lt;</text:span><text:span text:style-name="T333"> </text:span><text:span text:style-name="T334">"I"</text:span><text:span text:style-name="T335">;</text:span></text:p>
      <text:p text:style-name="P336"><text:span text:style-name="T337">   </text:span><text:span text:style-name="T338">cout </text:span><text:span text:style-name="T339">&lt;&lt;</text:span><text:span text:style-name="T340"> endl;</text:span></text:p>
      <text:p text:style-name="P341"><text:span text:style-name="T342">   </text:span><text:span text:style-name="T343">cout </text:span><text:span text:style-name="T344">&lt;&lt;</text:span><text:span text:style-name="T345"> </text:span><text:span text:style-name="T346">"Integer:"</text:span><text:span text:style-name="T347"> </text:span><text:span text:style-name="T348">&lt;&lt;</text:span><text:span text:style-name="T349"> endl;</text:span></text:p>
      <text:p text:style-name="P350"><text:span text:style-name="T351">    </text:span><text:span text:style-name="T352">cout </text:span><text:span text:style-name="T353">&lt;&lt;</text:span><text:span text:style-name="T354"> </text:span><text:span text:style-name="T355">convToInt</text:span><text:span text:style-name="T356">(num) </text:span><text:span text:style-name="T357">&lt;&lt;</text:span><text:span text:style-name="T358"> endl;</text:span></text:p>
      <text:p text:style-name="P359"><text:span text:style-name="T360"> </text:span><text:span text:style-name="T361">}</text:span></text:p>
      <text:p text:style-name="P362"/>
      <text:p text:style-name="P363"><text:span text:style-name="T364">   </text:span><text:span text:style-name="T365">int</text:span><text:span text:style-name="T366"> </text:span><text:span text:style-name="T367">romanType::convToInt</text:span><text:span text:style-name="T368">(romanType num){</text:span></text:p>
      <text:p text:style-name="P369"><text:span text:style-name="T370">    </text:span><text:span text:style-name="T371">int</text:span><text:span text:style-name="T372"> mVal </text:span><text:span text:style-name="T373">=</text:span><text:span text:style-name="T374">0</text:span><text:span text:style-name="T375">;</text:span></text:p>
      <text:p text:style-name="P376"><text:span text:style-name="T377">    </text:span><text:span text:style-name="T378">int</text:span><text:span text:style-name="T379"> dVal </text:span><text:span text:style-name="T380">=</text:span><text:span text:style-name="T381">0</text:span><text:span text:style-name="T382">; </text:span></text:p>
      <text:p text:style-name="P383"><text:span text:style-name="T384">    </text:span><text:span text:style-name="T385">int</text:span><text:span text:style-name="T386"> cVal</text:span><text:span text:style-name="T387">=</text:span><text:span text:style-name="T388">0</text:span><text:span text:style-name="T389">;</text:span></text:p>
      <text:p text:style-name="P390"><text:span text:style-name="T391">    </text:span><text:span text:style-name="T392">int</text:span><text:span text:style-name="T393"> lVal</text:span><text:span text:style-name="T394">=</text:span><text:span text:style-name="T395">0</text:span><text:span text:style-name="T396">; </text:span></text:p>
      <text:p text:style-name="P397"><text:span text:style-name="T398">    </text:span><text:span text:style-name="T399">int</text:span><text:span text:style-name="T400"> xVal</text:span><text:span text:style-name="T401">=</text:span><text:span text:style-name="T402">0</text:span><text:span text:style-name="T403">;</text:span></text:p>
      <text:p text:style-name="P404"><text:span text:style-name="T405">    </text:span><text:span text:style-name="T406">int</text:span><text:span text:style-name="T407"> vVal</text:span><text:span text:style-name="T408">=</text:span><text:span text:style-name="T409">0</text:span><text:span text:style-name="T410">;</text:span></text:p>
      <text:p text:style-name="P411"><text:span text:style-name="T412">    </text:span><text:span text:style-name="T413">int</text:span><text:span text:style-name="T414"> iVal</text:span><text:span text:style-name="T415">=</text:span><text:span text:style-name="T416">0</text:span><text:span text:style-name="T417">;</text:span></text:p>
      <text:p text:style-name="P418"><text:span text:style-name="T419">    </text:span><text:span text:style-name="T420">int</text:span><text:span text:style-name="T421"> sum</text:span><text:span text:style-name="T422">=</text:span><text:span text:style-name="T423">0</text:span><text:span text:style-name="T424">;</text:span></text:p>
      <text:p text:style-name="P425"><text:span text:style-name="T426">    </text:span><text:span text:style-name="T427">mVal </text:span><text:span text:style-name="T428">=</text:span><text:span text:style-name="T429"> </text:span><text:span text:style-name="T430">1000</text:span><text:span text:style-name="T431"> </text:span><text:span text:style-name="T432">*</text:span><text:span text:style-name="T433"> num</text:span><text:span text:style-name="T434">.</text:span><text:span text:style-name="T435">m;</text:span></text:p>
      <text:p text:style-name="P436"><text:span text:style-name="T437">    </text:span><text:span text:style-name="T438">dVal </text:span><text:span text:style-name="T439">=</text:span><text:span text:style-name="T440"> </text:span><text:span text:style-name="T441">500</text:span><text:span text:style-name="T442"> </text:span><text:span text:style-name="T443">*</text:span><text:span text:style-name="T444"> num</text:span><text:span text:style-name="T445">.</text:span><text:span text:style-name="T446">d;</text:span></text:p>
      <text:p text:style-name="P447"><text:span text:style-name="T448">    </text:span><text:span text:style-name="T449">cVal </text:span><text:span text:style-name="T450">=</text:span><text:span text:style-name="T451"> </text:span><text:span text:style-name="T452">100</text:span><text:span text:style-name="T453"> </text:span><text:span text:style-name="T454">*</text:span><text:span text:style-name="T455"> num</text:span><text:span text:style-name="T456">.</text:span><text:span text:style-name="T457">c;</text:span></text:p>
      <text:soft-page-break/>
      <text:p text:style-name="P458"><text:span text:style-name="T459">    </text:span><text:span text:style-name="T460">lVal </text:span><text:span text:style-name="T461">=</text:span><text:span text:style-name="T462"> </text:span><text:span text:style-name="T463">50</text:span><text:span text:style-name="T464"> </text:span><text:span text:style-name="T465">*</text:span><text:span text:style-name="T466"> num</text:span><text:span text:style-name="T467">.</text:span><text:span text:style-name="T468">l;</text:span></text:p>
      <text:p text:style-name="P469"><text:span text:style-name="T470">    </text:span><text:span text:style-name="T471">xVal </text:span><text:span text:style-name="T472">=</text:span><text:span text:style-name="T473"> </text:span><text:span text:style-name="T474">10</text:span><text:span text:style-name="T475"> </text:span><text:span text:style-name="T476">*</text:span><text:span text:style-name="T477"> num</text:span><text:span text:style-name="T478">.</text:span><text:span text:style-name="T479">x;</text:span></text:p>
      <text:p text:style-name="P480"><text:span text:style-name="T481">    </text:span><text:span text:style-name="T482">vVal </text:span><text:span text:style-name="T483">=</text:span><text:span text:style-name="T484"> </text:span><text:span text:style-name="T485">5</text:span><text:span text:style-name="T486"> </text:span><text:span text:style-name="T487">*</text:span><text:span text:style-name="T488"> num</text:span><text:span text:style-name="T489">.</text:span><text:span text:style-name="T490">v;</text:span></text:p>
      <text:p text:style-name="P491"><text:span text:style-name="T492">    </text:span><text:span text:style-name="T493">iVal </text:span><text:span text:style-name="T494">=</text:span><text:span text:style-name="T495"> </text:span><text:span text:style-name="T496">1</text:span><text:span text:style-name="T497"> </text:span><text:span text:style-name="T498">*</text:span><text:span text:style-name="T499"> num</text:span><text:span text:style-name="T500">.</text:span><text:span text:style-name="T501">i;</text:span></text:p>
      <text:p text:style-name="P502"><text:span text:style-name="T503">    </text:span><text:span text:style-name="T504">sum </text:span><text:span text:style-name="T505">=</text:span><text:span text:style-name="T506"> mVal </text:span><text:span text:style-name="T507">+</text:span><text:span text:style-name="T508"> dVal </text:span><text:span text:style-name="T509">+</text:span><text:span text:style-name="T510"> cVal </text:span><text:span text:style-name="T511">+</text:span><text:span text:style-name="T512"> lVal </text:span><text:span text:style-name="T513">+</text:span><text:span text:style-name="T514"> vVal </text:span><text:span text:style-name="T515">+</text:span><text:span text:style-name="T516"> xVal </text:span><text:span text:style-name="T517">+</text:span><text:span text:style-name="T518"> iVal;</text:span></text:p>
      <text:p text:style-name="P519"><text:span text:style-name="T520">    </text:span><text:span text:style-name="T521">return</text:span><text:span text:style-name="T522"> sum;</text:span></text:p>
      <text:p text:style-name="P523"><text:span text:style-name="T524">  </text:span><text:span text:style-name="T525">}</text:span></text:p>
      <text:p text:style-name="P526"/>
      <text:p text:style-name="P527"><text:span text:style-name="T528">  </text:span><text:span text:style-name="T529">romanType::romanType</text:span><text:span text:style-name="T530">(string num){</text:span></text:p>
      <text:p text:style-name="P531"><text:span text:style-name="T532">    </text:span><text:span text:style-name="T533">int</text:span><text:span text:style-name="T534"> length </text:span><text:span text:style-name="T535">=</text:span><text:span text:style-name="T536"> num</text:span><text:span text:style-name="T537">.</text:span><text:span text:style-name="T538">length</text:span><text:span text:style-name="T539">();</text:span></text:p>
      <text:p text:style-name="P540"><text:span text:style-name="T541">    </text:span><text:span text:style-name="T542">int</text:span><text:span text:style-name="T543"> mCount</text:span><text:span text:style-name="T544">=</text:span><text:span text:style-name="T545">0</text:span><text:span text:style-name="T546">;</text:span></text:p>
      <text:p text:style-name="P547"><text:span text:style-name="T548">    </text:span><text:span text:style-name="T549">int</text:span><text:span text:style-name="T550"> dCount</text:span><text:span text:style-name="T551">=</text:span><text:span text:style-name="T552">0</text:span><text:span text:style-name="T553">; </text:span></text:p>
      <text:p text:style-name="P554"><text:span text:style-name="T555">    </text:span><text:span text:style-name="T556">int</text:span><text:span text:style-name="T557"> cCount</text:span><text:span text:style-name="T558">=</text:span><text:span text:style-name="T559">0</text:span><text:span text:style-name="T560">; </text:span></text:p>
      <text:p text:style-name="P561"><text:span text:style-name="T562">    </text:span><text:span text:style-name="T563">int</text:span><text:span text:style-name="T564"> lCount</text:span><text:span text:style-name="T565">=</text:span><text:span text:style-name="T566">0</text:span><text:span text:style-name="T567">; </text:span></text:p>
      <text:p text:style-name="P568"><text:span text:style-name="T569">    </text:span><text:span text:style-name="T570">int</text:span><text:span text:style-name="T571"> xCount</text:span><text:span text:style-name="T572">=</text:span><text:span text:style-name="T573">0</text:span><text:span text:style-name="T574">;</text:span></text:p>
      <text:p text:style-name="P575"><text:span text:style-name="T576">    </text:span><text:span text:style-name="T577">int</text:span><text:span text:style-name="T578"> vCount</text:span><text:span text:style-name="T579">=</text:span><text:span text:style-name="T580">0</text:span><text:span text:style-name="T581">; </text:span></text:p>
      <text:p text:style-name="P582"><text:span text:style-name="T583">    </text:span><text:span text:style-name="T584">int</text:span><text:span text:style-name="T585"> iCount</text:span><text:span text:style-name="T586">=</text:span><text:span text:style-name="T587">0</text:span><text:span text:style-name="T588">;</text:span></text:p>
      <text:p text:style-name="P589"><text:span text:style-name="T590">    </text:span><text:span text:style-name="T591">char</text:span><text:span text:style-name="T592"> mm </text:span><text:span text:style-name="T593">=</text:span><text:span text:style-name="T594"> </text:span><text:span text:style-name="T595">'M'</text:span><text:span text:style-name="T596">;</text:span></text:p>
      <text:p text:style-name="P597"><text:span text:style-name="T598">    </text:span><text:span text:style-name="T599">char</text:span><text:span text:style-name="T600"> dd </text:span><text:span text:style-name="T601">=</text:span><text:span text:style-name="T602"> </text:span><text:span text:style-name="T603">'D'</text:span><text:span text:style-name="T604">;</text:span></text:p>
      <text:p text:style-name="P605"><text:span text:style-name="T606">    </text:span><text:span text:style-name="T607">char</text:span><text:span text:style-name="T608"> cc </text:span><text:span text:style-name="T609">=</text:span><text:span text:style-name="T610"> </text:span><text:span text:style-name="T611">'C'</text:span><text:span text:style-name="T612">;</text:span></text:p>
      <text:p text:style-name="P613"><text:span text:style-name="T614">    </text:span><text:span text:style-name="T615">char</text:span><text:span text:style-name="T616"> ll </text:span><text:span text:style-name="T617">=</text:span><text:span text:style-name="T618"> </text:span><text:span text:style-name="T619">'L'</text:span><text:span text:style-name="T620">;</text:span></text:p>
      <text:p text:style-name="P621"><text:span text:style-name="T622">    </text:span><text:span text:style-name="T623">char</text:span><text:span text:style-name="T624"> xx </text:span><text:span text:style-name="T625">=</text:span><text:span text:style-name="T626"> </text:span><text:span text:style-name="T627">'X'</text:span><text:span text:style-name="T628">;</text:span></text:p>
      <text:p text:style-name="P629"><text:span text:style-name="T630">    </text:span><text:span text:style-name="T631">char</text:span><text:span text:style-name="T632"> vv </text:span><text:span text:style-name="T633">=</text:span><text:span text:style-name="T634"> </text:span><text:span text:style-name="T635">'V'</text:span><text:span text:style-name="T636">;</text:span></text:p>
      <text:p text:style-name="P637"><text:span text:style-name="T638">    </text:span><text:span text:style-name="T639">char</text:span><text:span text:style-name="T640"> ii </text:span><text:span text:style-name="T641">=</text:span><text:span text:style-name="T642"> </text:span><text:span text:style-name="T643">'I'</text:span><text:span text:style-name="T644">;</text:span></text:p>
      <text:p text:style-name="P645"/>
      <text:p text:style-name="P646"><text:span text:style-name="T647">    </text:span><text:span text:style-name="T648">for</text:span><text:span text:style-name="T649">(</text:span><text:span text:style-name="T650">int</text:span><text:span text:style-name="T651"> i </text:span><text:span text:style-name="T652">=</text:span><text:span text:style-name="T653"> </text:span><text:span text:style-name="T654">0</text:span><text:span text:style-name="T655">; i </text:span><text:span text:style-name="T656">&lt;</text:span><text:span text:style-name="T657"> length; i</text:span><text:span text:style-name="T658">++</text:span><text:span text:style-name="T659">){</text:span></text:p>
      <text:p text:style-name="P660"><text:span text:style-name="T661">      </text:span><text:span text:style-name="T662">if</text:span><text:span text:style-name="T663">(num[i] </text:span><text:span text:style-name="T664">==</text:span><text:span text:style-name="T665">mm)</text:span></text:p>
      <text:p text:style-name="P666"><text:span text:style-name="T667">        </text:span><text:span text:style-name="T668">mCount</text:span><text:span text:style-name="T669">++</text:span><text:span text:style-name="T670">;</text:span></text:p>
      <text:p text:style-name="P671"><text:span text:style-name="T672">      </text:span><text:span text:style-name="T673">else</text:span><text:span text:style-name="T674"> </text:span><text:span text:style-name="T675">if</text:span><text:span text:style-name="T676">(num[i]</text:span><text:span text:style-name="T677">==</text:span><text:span text:style-name="T678">dd)</text:span></text:p>
      <text:p text:style-name="P679"><text:span text:style-name="T680">        </text:span><text:span text:style-name="T681">dCount</text:span><text:span text:style-name="T682">++</text:span><text:span text:style-name="T683">;</text:span></text:p>
      <text:p text:style-name="P684"><text:span text:style-name="T685">      </text:span><text:span text:style-name="T686">else</text:span><text:span text:style-name="T687"> </text:span><text:span text:style-name="T688">if</text:span><text:span text:style-name="T689">(num[i]</text:span><text:span text:style-name="T690">==</text:span><text:span text:style-name="T691">cc)</text:span></text:p>
      <text:p text:style-name="P692"><text:span text:style-name="T693">        </text:span><text:span text:style-name="T694">cCount</text:span><text:span text:style-name="T695">++</text:span><text:span text:style-name="T696">;</text:span></text:p>
      <text:p text:style-name="P697"><text:span text:style-name="T698">      </text:span><text:span text:style-name="T699">else</text:span><text:span text:style-name="T700"> </text:span><text:span text:style-name="T701">if</text:span><text:span text:style-name="T702">(num[i]</text:span><text:span text:style-name="T703">==</text:span><text:span text:style-name="T704">ll)</text:span></text:p>
      <text:p text:style-name="P705"><text:span text:style-name="T706">        </text:span><text:span text:style-name="T707">lCount</text:span><text:span text:style-name="T708">++</text:span><text:span text:style-name="T709">;</text:span></text:p>
      <text:p text:style-name="P710"><text:span text:style-name="T711">      </text:span><text:span text:style-name="T712">else</text:span><text:span text:style-name="T713"> </text:span><text:span text:style-name="T714">if</text:span><text:span text:style-name="T715">(num[i]</text:span><text:span text:style-name="T716">==</text:span><text:span text:style-name="T717">xx)</text:span></text:p>
      <text:p text:style-name="P718"><text:span text:style-name="T719">        </text:span><text:span text:style-name="T720">xCount</text:span><text:span text:style-name="T721">++</text:span><text:span text:style-name="T722">;</text:span></text:p>
      <text:p text:style-name="P723"><text:span text:style-name="T724">      </text:span><text:span text:style-name="T725">else</text:span><text:span text:style-name="T726"> </text:span><text:span text:style-name="T727">if</text:span><text:span text:style-name="T728">(num[i]</text:span><text:span text:style-name="T729">==</text:span><text:span text:style-name="T730">vv)</text:span></text:p>
      <text:p text:style-name="P731"><text:span text:style-name="T732">        </text:span><text:span text:style-name="T733">vCount</text:span><text:span text:style-name="T734">++</text:span><text:span text:style-name="T735">;</text:span></text:p>
      <text:p text:style-name="P736"><text:span text:style-name="T737">      </text:span><text:span text:style-name="T738">else</text:span><text:span text:style-name="T739"> </text:span><text:span text:style-name="T740">if</text:span><text:span text:style-name="T741">(num[i]</text:span><text:span text:style-name="T742">==</text:span><text:span text:style-name="T743">ii)</text:span></text:p>
      <text:p text:style-name="P744"><text:span text:style-name="T745">        </text:span><text:span text:style-name="T746">iCount</text:span><text:span text:style-name="T747">++</text:span><text:span text:style-name="T748">;</text:span></text:p>
      <text:p text:style-name="P749"><text:span text:style-name="T750">    </text:span><text:span text:style-name="T751">}</text:span></text:p>
      <text:soft-page-break/>
      <text:p text:style-name="P752"><text:span text:style-name="T753">      </text:span><text:span text:style-name="T754">m </text:span><text:span text:style-name="T755">=</text:span><text:span text:style-name="T756"> mCount;</text:span></text:p>
      <text:p text:style-name="P757"><text:span text:style-name="T758">      </text:span><text:span text:style-name="T759">d </text:span><text:span text:style-name="T760">=</text:span><text:span text:style-name="T761"> dCount;</text:span></text:p>
      <text:p text:style-name="P762"><text:span text:style-name="T763">      </text:span><text:span text:style-name="T764">c </text:span><text:span text:style-name="T765">=</text:span><text:span text:style-name="T766"> cCount;</text:span></text:p>
      <text:p text:style-name="P767"><text:span text:style-name="T768">      </text:span><text:span text:style-name="T769">l </text:span><text:span text:style-name="T770">=</text:span><text:span text:style-name="T771"> lCount;</text:span></text:p>
      <text:p text:style-name="P772"><text:span text:style-name="T773">      </text:span><text:span text:style-name="T774">x </text:span><text:span text:style-name="T775">=</text:span><text:span text:style-name="T776"> xCount;</text:span></text:p>
      <text:p text:style-name="P777"><text:span text:style-name="T778">      </text:span><text:span text:style-name="T779">v </text:span><text:span text:style-name="T780">=</text:span><text:span text:style-name="T781"> vCount;</text:span></text:p>
      <text:p text:style-name="P782"><text:span text:style-name="T783">      </text:span><text:span text:style-name="T784">i </text:span><text:span text:style-name="T785">=</text:span><text:span text:style-name="T786"> iCount;</text:span></text:p>
      <text:p text:style-name="P787"><text:span text:style-name="T788">  </text:span><text:span text:style-name="T789">}</text:span></text:p>
      <text:p text:style-name="P790"/>
      <text:p text:style-name="P791"><text:span text:style-name="T792">  </text:span><text:span text:style-name="T793">romanType::romanType</text:span><text:span text:style-name="T794">(){</text:span></text:p>
      <text:p text:style-name="P795"><text:span text:style-name="T796">    </text:span><text:span text:style-name="T797">m </text:span><text:span text:style-name="T798">=</text:span><text:span text:style-name="T799"> </text:span><text:span text:style-name="T800">0</text:span><text:span text:style-name="T801">;</text:span></text:p>
      <text:p text:style-name="P802"><text:span text:style-name="T803">    </text:span><text:span text:style-name="T804">d </text:span><text:span text:style-name="T805">=</text:span><text:span text:style-name="T806"> </text:span><text:span text:style-name="T807">0</text:span><text:span text:style-name="T808">;</text:span></text:p>
      <text:p text:style-name="P809"><text:span text:style-name="T810">    </text:span><text:span text:style-name="T811">c </text:span><text:span text:style-name="T812">=</text:span><text:span text:style-name="T813"> </text:span><text:span text:style-name="T814">0</text:span><text:span text:style-name="T815">;</text:span></text:p>
      <text:p text:style-name="P816"><text:span text:style-name="T817">    </text:span><text:span text:style-name="T818">l </text:span><text:span text:style-name="T819">=</text:span><text:span text:style-name="T820"> </text:span><text:span text:style-name="T821">0</text:span><text:span text:style-name="T822">;</text:span></text:p>
      <text:p text:style-name="P823"><text:span text:style-name="T824">    </text:span><text:span text:style-name="T825">x </text:span><text:span text:style-name="T826">=</text:span><text:span text:style-name="T827"> </text:span><text:span text:style-name="T828">0</text:span><text:span text:style-name="T829">;</text:span></text:p>
      <text:p text:style-name="P830"><text:span text:style-name="T831">    </text:span><text:span text:style-name="T832">v </text:span><text:span text:style-name="T833">=</text:span><text:span text:style-name="T834"> </text:span><text:span text:style-name="T835">0</text:span><text:span text:style-name="T836">;</text:span></text:p>
      <text:p text:style-name="P837"><text:span text:style-name="T838">    </text:span><text:span text:style-name="T839">i </text:span><text:span text:style-name="T840">=</text:span><text:span text:style-name="T841"> </text:span><text:span text:style-name="T842">0</text:span><text:span text:style-name="T843">;</text:span></text:p>
      <text:p text:style-name="P844"><text:span text:style-name="T845">  </text:span><text:span text:style-name="T846">}</text:span></text:p>
      <text:p text:style-name="P847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, 'Courier New', monosp" svg:font-family="Consolas, 'Courier New', monosp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raig Martin</dc:creator>
    <meta:creation-date>2020-04-21T16:33:00Z</meta:creation-date>
    <dc:date>2020-04-23T15:30:00Z</dc:date>
    <meta:template xlink:href="Normal" xlink:type="simple"/>
    <meta:editing-cycles>2</meta:editing-cycles>
    <meta:editing-duration>PT960S</meta:editing-duration>
    <meta:document-statistic meta:page-count="4" meta:paragraph-count="5" meta:word-count="434" meta:character-count="2904" meta:row-count="20" meta:non-whitespace-character-count="2475"/>
  </office:meta>
</office:document-meta>
</file>